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6.234cm" svg:height="0.962cm" svg:x="2.766cm" svg:y="1.2cm">
          <draw:text-box>
            <text:p>12 + 34 * 56 – 78 / 3</text:p>
          </draw:text-box>
        </draw:frame>
        <draw:custom-shape draw:style-name="gr2" draw:text-style-name="P1" draw:layer="layout" svg:width="1.8cm" svg:height="1.6cm" svg:x="1.6cm" svg:y="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6cm" svg:x="5.1cm" svg:y="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6cm" svg:x="8.7cm" svg:y="4cm">
          <text:p text:style-name="P1">5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3.7cm" svg:y="4.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7.3cm" svg:y="4.4cm">
          <text:p text:style-name="P1">*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cm" svg:height="1.6cm" svg:x="12.3cm" svg:y="4cm">
          <text:p text:style-name="P1">7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10.9cm" svg:y="4.4cm">
          <text:p text:style-name="P1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cm" svg:height="1.6cm" svg:x="1.7cm" svg:y="11.8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6cm" svg:x="5.3cm" svg:y="13.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6cm" svg:x="8.9cm" svg:y="13.4cm">
          <text:p text:style-name="P1">5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4.3cm" svg:y="10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7.7cm" svg:y="11.5cm">
          <text:p text:style-name="P1">*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9cm" svg:height="0.9cm" svg:x="9.2cm" svg:y="7.1cm">
          <text:p text:style-name="P1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cm" svg:y1="6cm" svg:x2="20cm" svg:y2="6cm">
          <text:p/>
        </draw:line>
        <draw:line draw:style-name="gr5" draw:text-style-name="P1" draw:layer="layout" svg:x1="4.4cm" svg:y1="10.8cm" svg:x2="3cm" svg:y2="11.9cm">
          <text:p/>
        </draw:line>
        <draw:line draw:style-name="gr5" draw:text-style-name="P1" draw:layer="layout" svg:x1="5cm" svg:y1="10.9cm" svg:x2="7.8cm" svg:y2="11.8cm">
          <text:p/>
        </draw:line>
        <draw:line draw:style-name="gr5" draw:text-style-name="P1" draw:layer="layout" svg:x1="7.9cm" svg:y1="12.3cm" svg:x2="6.7cm" svg:y2="13.4cm">
          <text:p/>
        </draw:line>
        <draw:line draw:style-name="gr5" draw:text-style-name="P1" draw:layer="layout" svg:x1="8.5cm" svg:y1="12.3cm" svg:x2="9.8cm" svg:y2="13.4cm">
          <text:p/>
        </draw:line>
        <draw:line draw:style-name="gr5" draw:text-style-name="P1" draw:layer="layout" svg:x1="9.3cm" svg:y1="7.8cm" svg:x2="5.2cm" svg:y2="10.4cm">
          <text:p/>
        </draw:line>
        <draw:line draw:style-name="gr5" draw:text-style-name="P1" draw:layer="layout" svg:x1="10.1cm" svg:y1="7.6cm" svg:x2="14.4cm" svg:y2="9.2cm">
          <text:p/>
        </draw:line>
        <draw:custom-shape draw:style-name="gr2" draw:text-style-name="P1" draw:layer="layout" svg:width="1.8cm" svg:height="1.6cm" svg:x="16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14.6cm" svg:y="4.4cm">
          <text:p text:style-name="P1">/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8cm" svg:height="1.6cm" svg:x="12cm" svg:y="10.9cm">
          <text:p text:style-name="P1">7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6cm" svg:x="15.6cm" svg:y="10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14.3cm" svg:y="9cm">
          <text:p text:style-name="P1">/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4.6cm" svg:y1="9.8cm" svg:x2="13.4cm" svg:y2="10.9cm">
          <text:p/>
        </draw:line>
        <draw:line draw:style-name="gr5" draw:text-style-name="P1" draw:layer="layout" svg:x1="15.2cm" svg:y1="9.8cm" svg:x2="16.5cm" svg:y2="10.9cm">
          <text:p/>
        </draw:line>
        <draw:frame draw:style-name="gr1" draw:layer="layout" svg:width="7.686cm" svg:height="0.962cm" svg:x="1.18cm" svg:y="2.162cm">
          <draw:text-box>
            <text:p>NPI : 12 34 56 * + 78 3 / -</text:p>
          </draw:text-box>
        </draw:frame>
        <draw:line draw:style-name="gr4" draw:text-style-name="P1" draw:layer="layout" svg:x1="1cm" svg:y1="3.6cm" svg:x2="20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cal </meta:initial-creator>
    <meta:creation-date>2016-03-02T11:09:24.734571263</meta:creation-date>
    <dc:date>2016-03-02T13:32:02.186436649</dc:date>
    <dc:creator>Kocal </dc:creator>
    <meta:editing-duration>PT1H37M5S</meta:editing-duration>
    <meta:editing-cycles>3</meta:editing-cycles>
    <meta:generator>LibreOffice/4.3.3.2$Linux_X86_64 LibreOffice_project/430m0$Build-2</meta:generator>
    <meta:document-statistic meta:object-count="30"/>
  </office:meta>
</office:document-meta>
</file>